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WWNum1">
      <style:text-properties officeooo:paragraph-rsid="00151f6a"/>
    </style:style>
    <style:style style:name="P2" style:family="paragraph" style:parent-style-name="Text_20_body">
      <style:text-properties officeooo:paragraph-rsid="00151f6a"/>
    </style:style>
    <style:style style:name="P3" style:family="paragraph" style:parent-style-name="Text_20_body" style:list-style-name="WWNum1">
      <style:paragraph-properties fo:text-align="justify" style:justify-single-word="false"/>
      <style:text-properties style:font-name="Times New Roman" officeooo:paragraph-rsid="00159d67"/>
    </style:style>
    <style:style style:name="P4" style:family="paragraph" style:parent-style-name="Text_20_body" style:list-style-name="WWNum1">
      <style:paragraph-properties fo:text-align="center" style:justify-single-word="false"/>
      <style:text-properties fo:color="#ed1c24" officeooo:paragraph-rsid="00159d67"/>
    </style:style>
    <style:style style:name="P5" style:family="paragraph" style:parent-style-name="Standard" style:list-style-name="WWNum1">
      <style:paragraph-properties fo:line-height="150%" fo:text-align="center" style:justify-single-word="false">
        <style:tab-stops>
          <style:tab-stop style:position="1.27cm"/>
        </style:tab-stops>
      </style:paragraph-properties>
      <style:text-properties fo:color="#000000" style:font-name="Times New Roman" fo:font-size="12pt" fo:language="ru" fo:country="RU" officeooo:rsid="0011a93a" officeooo:paragraph-rsid="0014a5f8" style:letter-kerning="true" style:font-name-asian="0" style:font-size-asian="12pt" style:language-asian="hi" style:country-asian="IN"/>
    </style:style>
    <style:style style:name="P6" style:family="paragraph" style:parent-style-name="Standard" style:list-style-name="WWNum1">
      <style:paragraph-properties fo:line-height="150%" fo:text-align="center" style:justify-single-word="false">
        <style:tab-stops>
          <style:tab-stop style:position="1.27cm"/>
        </style:tab-stops>
      </style:paragraph-properties>
      <style:text-properties fo:color="#000000" style:font-name="Times New Roman" fo:font-size="12pt" fo:language="ru" fo:country="RU" officeooo:rsid="0014a5f8" officeooo:paragraph-rsid="0014a5f8" style:letter-kerning="true" style:font-name-asian="0" style:font-size-asian="12pt" style:language-asian="hi" style:country-asian="IN"/>
    </style:style>
    <style:style style:name="T1" style:family="text">
      <style:text-properties fo:font-variant="normal" fo:text-transform="none" fo:color="#535c69" style:font-name="Helvetica Neue" fo:font-size="10.5pt" fo:letter-spacing="normal" fo:font-style="normal" fo:font-weight="normal"/>
    </style:style>
    <style:style style:name="T2" style:family="text">
      <style:text-properties fo:font-variant="normal" fo:text-transform="none" fo:color="#535c69" fo:letter-spacing="normal"/>
    </style:style>
    <style:style style:name="T3" style:family="text">
      <style:text-properties fo:font-variant="normal" fo:text-transform="none" fo:color="#2067b0" style:text-line-through-style="none" style:text-line-through-type="none" style:font-name="Helvetica Neue" fo:font-size="10.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style:font-name="Helvetica Neue" fo:font-size="10.5pt" fo:letter-spacing="normal" fo:font-style="normal" fo:font-weight="normal"/>
    </style:style>
    <style:style style:name="T5" style:family="text">
      <style:text-properties fo:font-variant="normal" fo:text-transform="none" style:font-name="Helvetica Neue" fo:font-size="10.5pt" fo:letter-spacing="normal" fo:font-style="normal" fo:font-weight="bold"/>
    </style:style>
    <style:style style:name="T6" style:family="text">
      <style:text-properties fo:font-variant="normal" fo:text-transform="none" fo:color="#ff0000" style:font-name="Helvetica Neue" fo:font-size="10.5pt" fo:letter-spacing="normal" fo:font-style="normal" fo:font-weight="bold"/>
    </style:style>
    <style:style style:name="T7" style:family="text">
      <style:text-properties fo:font-variant="normal" fo:text-transform="none" fo:color="#2e2e2e" style:font-name="Helvetica Neue" fo:font-size="10.5pt" fo:letter-spacing="normal" fo:font-style="normal" style:text-underline-style="solid" style:text-underline-width="auto" style:text-underline-color="font-color" fo:font-weight="normal" officeooo:rsid="0014a5f8"/>
    </style:style>
    <style:style style:name="T8" style:family="text">
      <style:text-properties fo:font-variant="normal" fo:text-transform="none" fo:color="#2e2e2e" fo:letter-spacing="normal" fo:font-style="normal" style:text-underline-style="solid" style:text-underline-width="auto" style:text-underline-color="font-color" fo:font-weight="normal" officeooo:rsid="0014a5f8"/>
    </style:style>
    <style:style style:name="T9" style:family="text">
      <style:text-properties fo:font-variant="normal" fo:text-transform="none" fo:color="#2e2e2e" fo:letter-spacing="normal" fo:font-style="normal" fo:font-weight="normal" officeooo:rsid="0014a5f8"/>
    </style:style>
    <style:style style:name="T10" style:family="text">
      <style:text-properties fo:font-variant="normal" fo:text-transform="none" fo:color="#2e2e2e" fo:font-size="10.5pt" fo:letter-spacing="normal" fo:font-style="normal" style:text-underline-style="solid" style:text-underline-width="auto" style:text-underline-color="font-color" fo:font-weight="normal" officeooo:rsid="0014a5f8"/>
    </style:style>
    <style:style style:name="T11" style:family="text">
      <style:text-properties fo:font-weight="bold" officeooo:rsid="0014a5f8"/>
    </style:style>
    <style:style style:name="T12" style:family="text">
      <style:text-properties style:text-underline-style="solid" style:text-underline-width="auto" style:text-underline-color="font-color" fo:font-weight="bold"/>
    </style:style>
    <style:style style:name="T13" style:family="text">
      <style:text-properties style:text-underline-style="solid" style:text-underline-width="auto" style:text-underline-color="font-color" fo:font-weight="bold" officeooo:rsid="0014a5f8"/>
    </style:style>
    <style:style style:name="T14" style:family="text">
      <style:text-properties officeooo:rsid="00151f6a"/>
    </style:style>
    <style:style style:name="T15" style:family="text">
      <style:text-properties officeooo:rsid="001553cb"/>
    </style:style>
    <style:style style:name="T16" style:family="text">
      <style:text-properties fo:color="#ed1c24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cm" svg:y="0cm" svg:width="0.423cm" draw:z-index="0">
        <draw:text-box fo:min-height="0.423cm">
          <text:p text:style-name="Text_20_body"/>
        </draw:text-box>
      </draw:frame>
      <text:list xml:id="list3950385105" text:style-name="WWNum1">
        <text:list-header>
          <text:p text:style-name="P4"><text:bookmark-start text:name="__DdeLink__275_806283609"/>Товары без приемки<text:bookmark-end text:name="__DdeLink__275_806283609"/></text:p>
          <text:p text:style-name="P3">ВНИМАНИЕ!!!! В отчете "Помарочный учет" (Отчеты - расширенные отчеты - Помарочный учет) добавлена кнопка "Товары без приемки". Необходимо всем сформировать список товаров, которые были приняты без приемки через ТСД (нажать на кнопку "Товары без приемки"), после чего в выборочной инвентаризации просканировать эти товары (необходимо сканировать акцизную марку и следом qr-код). Если QR-код не сканируется, тогда в этом отчете "Помарочный учет" на закладке "Привязка товара" нужно просканировать акцизную марку (добавится строка в таблицу) и вручную внести данные с данной акцизной марки (тип, серия и номер марки). В таблицу можно добавлять как одну строку, так и несколько. Обязательно после заполнения таблицы нужно нажать кнопку "Записать в базу марок", иначе запись не произойдет!<text:line-break/><text:span text:style-name="T16">ВНИМАНИЕ!!!!ВНИМАНИЕ!!!!ВНИМАНИЕ!!!!ВНИМАНИЕ!!!!ВНИМАНИЕ!!!!ВНИМАНИЕ!!!!<text:line-break/>1) Сканирование БЫСТРЕЕ проводить через ТСД-Выборочная инвентаризация!!! ПРИ СКАНИРОВАНИИ ПОЗИЦИИ НА ТСД , РЕЗУЛЬТАТ АВТОМАТИЧЕСКИ ЗАПИСЫВАЕТСЯ В БАЗУ!!<text:line-break/>2) В выборочной инвентаризации теперь необходимо сканировать штрих код затем акцизную марку и qr код или добавить по коду затем акцизная марка и qr код!!<text:line-break/>3) ВЕСЬ ТОВАР КОТОРЫЙ ПОПАЛ В СФОРМИРОВАННЫЙ ОТЧЕТ ТОВАРЫ БЕЗ ПРИЕМКИ --- НЕОБХОДИМО ОТСКАНИРОВАТЬ!!!!<text:line-break/>4) ДЛЯ ТОГО ЧТОБЫ ПРОВЕРИТЬ РЕЗУЛЬТАТ СКАНИРОВАНИЯ НЕОБХОДИМО ПОСЛЕ СКАНИРОВАНИЯ КОНКРЕТНОЙ ПОЗИЦИИ, СФОРМИРОВАТЬ ЗАНОВО ДАННЫЙ ОТЧЕТ ТОВАРЫ БЕЗ ПРИЕМКИ!!(ОТСКАНИРОВАННАЯ ПОЗИЦИЯ НЕ ПОПАДЕТ В НОВЫЙ СФОРМИРОВАННЫЙ ОТЧЕТ)<text:line-break/>5) В СФОРМИРОВАННОМ ОТЧЕТЕ ---ОСТАТОК, это кол-во бутылок у вас на магазине, а КОЛ-ВО это количество марок без приемки, которые надо отсканировать<text:line-break/>6) ЕСЛИ У ВАС В ГРАФЕ КОЛ-ВО ЗНАЧЕНИЕ БОЛЬШЕ ЧЕМ В ГРАФЕ ОСТАТОК, ТО В ВЫБОРОЧНОЙ ИНВЕТАРИЗАЦИИ ВАМ НЕОБХОДИМО ПОСТАВИТЬ ГАЛОЧКУ ПЕРЕСЧИТАТЬ, ЧТОБЫ ПРОГРАММА ОТСЕЯЛА ЛИШНИЕ МАРКИ В БАЗЕ<text:line-break/>7) СКАНИРОВАНИЕ ЧЕРЕЗ ТСД МОЖНО ПРОВОДИТЬ В ЛЮБОМ ДЛЯ ВАС ПОРЯДКЕ</text:span><text:line-break/>8 )  срок выполнения задачи:  до конца дня 23.09.2018<text:line-break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2:58:05.439000000</meta:creation-date>
    <dc:date>2018-10-11T13:29:32.275000000</dc:date>
    <meta:editing-duration>PT31M22S</meta:editing-duration>
    <meta:editing-cycles>12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2" meta:word-count="269" meta:character-count="1959" meta:non-whitespace-character-count="1690"/>
  </office:meta>
</office:document-meta>
</file>